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6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75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 style:data-style-name="N75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cristian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office:value-type="string">
            <text:p>Ore</text:p>
          </table:table-cell>
          <table:table-cell table:style-name="ce2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8]*60+[.C8]" office:value-type="float" office:value="1528">
            <text:p>15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B12]*60+[.C12]" office:value-type="float" office:value="-169">
            <text:p>-169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13]*60+[.C13]" office:value-type="float" office:value="1528">
            <text:p>1528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B14]*60+[.C14]" office:value-type="float" office:value="-169">
            <text:p>-169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15]/60)" office:value-type="float" office:value="22">
            <text:p>22</text:p>
          </table:table-cell>
          <table:table-cell table:formula="of:=MOD([.D15];60)" office:value-type="float" office:value="39">
            <text:p>39</text:p>
          </table:table-cell>
          <table:table-cell table:formula="of:=[.D13]+[.D14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17]*60+[.C17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18]*60+[.C1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20]*60+[.C20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1]*60+[.C2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5];60)" office:value-type="float" office:value="22">
            <text:p>22</text:p>
          </table:table-cell>
          <table:table-cell table:formula="of:=MOD([.D25];60)" office:value-type="float" office:value="39">
            <text:p>39</text:p>
          </table:table-cell>
          <table:table-cell table:formula="of:=[.D24]+[.D15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29]*60+[.C29]" office:value-type="float" office:value="225">
            <text:p>22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formula="of:=[.B30]*60+[.C30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31]*60+[.C31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2]/60)" office:value-type="float" office:value="22">
            <text:p>22</text:p>
          </table:table-cell>
          <table:table-cell table:formula="of:=MOD([.D32];60)" office:value-type="float" office:value="39">
            <text:p>39</text:p>
          </table:table-cell>
          <table:table-cell table:formula="of:=[.D30]+[.D31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34]*60+[.C34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5]*60+[.C3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37]*60+[.C37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40]*60+[.C40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1];60)" office:value-type="float" office:value="3">
            <text:p>3</text:p>
          </table:table-cell>
          <table:table-cell table:formula="of:=MOD([.D41];60)" office:value-type="float" office:value="45">
            <text:p>45</text:p>
          </table:table-cell>
          <table:table-cell table:formula="of:=[.D40]+[.D29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2];60)" office:value-type="float" office:value="26">
            <text:p>26</text:p>
          </table:table-cell>
          <table:table-cell table:formula="of:=MOD([.D42];60)" office:value-type="float" office:value="24">
            <text:p>24</text:p>
          </table:table-cell>
          <table:table-cell table:formula="of:=[.D41]+[.D32]" office:value-type="float" office:value="1584">
            <text:p>15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B46]*60+[.C46]" office:value-type="float" office:value="192">
            <text:p>192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47];60)" office:value-type="float" office:value="22">
            <text:p>22</text:p>
          </table:table-cell>
          <table:table-cell table:formula="of:=MOD([.D47];60)" office:value-type="float" office:value="39">
            <text:p>39</text:p>
          </table:table-cell>
          <table:table-cell table:formula="of:=[.D32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48]*60+[.C48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49]/60)" office:value-type="float" office:value="8">
            <text:p>8</text:p>
          </table:table-cell>
          <table:table-cell table:formula="of:=MOD([.D49];60)" office:value-type="float" office:value="15">
            <text:p>15</text:p>
          </table:table-cell>
          <table:table-cell table:formula="of:=[.D47]+[.D48]+[.D51]" office:value-type="float" office:value="495">
            <text:p>4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51]*60+[.C51]" office:value-type="float" office:value="-864">
            <text:p>-864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52]*60+[.C52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54]*60+[.C54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55]*60+[.C55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57];60)" office:value-type="float" office:value="3">
            <text:p>3</text:p>
          </table:table-cell>
          <table:table-cell table:formula="of:=MOD([.D57];60)" office:value-type="float" office:value="45">
            <text:p>45</text:p>
          </table:table-cell>
          <table:table-cell table:formula="of:=[.D41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58];60)" office:value-type="float" office:value="6">
            <text:p>6</text:p>
          </table:table-cell>
          <table:table-cell table:formula="of:=MOD([.D58];60)" office:value-type="float" office:value="57">
            <text:p>57</text:p>
          </table:table-cell>
          <table:table-cell table:formula="of:=[.D57]+[.D46]-[.D54]-[.D52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59];60)" office:value-type="float" office:value="15">
            <text:p>15</text:p>
          </table:table-cell>
          <table:table-cell table:formula="of:=MOD([.D59];60)" office:value-type="float" office:value="12">
            <text:p>12</text:p>
          </table:table-cell>
          <table:table-cell table:formula="of:=[.D58]+[.D49]" office:value-type="float" office:value="912">
            <text:p>9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[.B63]*60+[.C63]" office:value-type="float" office:value="570">
            <text:p>57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64];60)" office:value-type="float" office:value="0">
            <text:p>0</text:p>
          </table:table-cell>
          <table:table-cell table:formula="of:=MOD([.D64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65]*60+[.C65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68]*60+[.C6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69]*60+[.C69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71]*60+[.C71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72]*60+[.C72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74];60)" office:value-type="float" office:value="6">
            <text:p>6</text:p>
          </table:table-cell>
          <table:table-cell table:formula="of:=MOD([.D74];60)" office:value-type="float" office:value="57">
            <text:p>57</text:p>
          </table:table-cell>
          <table:table-cell table:formula="of:=[.D58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75];60)" office:value-type="float" office:value="16">
            <text:p>16</text:p>
          </table:table-cell>
          <table:table-cell table:formula="of:=MOD([.D75];60)" office:value-type="float" office:value="27">
            <text:p>27</text:p>
          </table:table-cell>
          <table:table-cell table:formula="of:=[.D74]+[.D63]-[.D71]-[.D69]" office:value-type="float" office:value="987">
            <text:p>98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76];60)" office:value-type="float" office:value="16">
            <text:p>16</text:p>
          </table:table-cell>
          <table:table-cell table:formula="of:=MOD([.D76];60)" office:value-type="float" office:value="27">
            <text:p>27</text:p>
          </table:table-cell>
          <table:table-cell table:formula="of:=[.D75]+[.D66]" office:value-type="float" office:value="987">
            <text:p>987</text:p>
          </table:table-cell>
        </table:table-row>
      </table:table>
      <table:table table:name="Foglio2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4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4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Ore</text:p>
          </table:table-cell>
          <table:table-cell table:style-name="ce4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formula="of:=[.B8]*60+[.C8]" office:value-type="float" office:value="1716">
            <text:p>17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4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B12]*60+[.C12]" office:value-type="float" office:value="805">
            <text:p>80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[.B8]" office:value-type="float" office:value="28">
            <text:p>28</text:p>
          </table:table-cell>
          <table:table-cell table:formula="of:=[.C8]" office:value-type="float" office:value="36">
            <text:p>36</text:p>
          </table:table-cell>
          <table:table-cell table:formula="of:=[.B13]*60+[.C13]" office:value-type="float" office:value="1716">
            <text:p>1716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14]*60+[.C14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15]/60)" office:value-type="float" office:value="14">
            <text:p>14</text:p>
          </table:table-cell>
          <table:table-cell table:formula="of:=MOD([.D15];60)" office:value-type="float" office:value="12">
            <text:p>12</text:p>
          </table:table-cell>
          <table:table-cell table:formula="of:=[.D13]+[.D14]+[.D17]" office:value-type="float" office:value="852">
            <text:p>8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17]*60+[.C17]" office:value-type="float" office:value="-864">
            <text:p>-864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18]*60+[.C1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20]*60+[.C20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1]*60+[.C2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24];60)" office:value-type="float" office:value="6">
            <text:p>6</text:p>
          </table:table-cell>
          <table:table-cell table:formula="of:=MOD([.D24];60)" office:value-type="float" office:value="25">
            <text:p>25</text:p>
          </table:table-cell>
          <table:table-cell table:formula="of:=[.D12]+[.D18]+[.D20]" office:value-type="float" office:value="385">
            <text:p>38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5];60)" office:value-type="float" office:value="20">
            <text:p>20</text:p>
          </table:table-cell>
          <table:table-cell table:formula="of:=MOD([.D25];60)" office:value-type="float" office:value="37">
            <text:p>37</text:p>
          </table:table-cell>
          <table:table-cell table:formula="of:=[.D24]+[.D15]" office:value-type="float" office:value="1237">
            <text:p>123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[.B29]*60+[.C29]" office:value-type="float" office:value="1010">
            <text:p>101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[.B30]*60+[.C30]" office:value-type="float" office:value="852">
            <text:p>852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31]*60+[.C31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2]/60)" office:value-type="float" office:value="7">
            <text:p>7</text:p>
          </table:table-cell>
          <table:table-cell table:formula="of:=MOD([.D32];60)" office:value-type="float" office:value="0">
            <text:p>0</text:p>
          </table:table-cell>
          <table:table-cell table:formula="of:=[.D30]+[.D31]+[.D34]" office:value-type="float" office:value="420">
            <text:p>4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7">
            <text:p>-7</text:p>
          </table:table-cell>
          <table:table-cell office:value-type="float" office:value="-12">
            <text:p>-12</text:p>
          </table:table-cell>
          <table:table-cell table:formula="of:=[.B34]*60+[.C34]" office:value-type="float" office:value="-432">
            <text:p>-432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5]*60+[.C3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37]*60+[.C37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[.B40]*60+[.C40]" office:value-type="float" office:value="385">
            <text:p>38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1];60)" office:value-type="float" office:value="16">
            <text:p>16</text:p>
          </table:table-cell>
          <table:table-cell table:formula="of:=MOD([.D41];60)" office:value-type="float" office:value="15">
            <text:p>15</text:p>
          </table:table-cell>
          <table:table-cell table:formula="of:=[.D40]+[.D29]+[.D37]" office:value-type="float" office:value="975">
            <text:p>97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2];60)" office:value-type="float" office:value="23">
            <text:p>23</text:p>
          </table:table-cell>
          <table:table-cell table:formula="of:=MOD([.D42];60)" office:value-type="float" office:value="15">
            <text:p>15</text:p>
          </table:table-cell>
          <table:table-cell table:formula="of:=[.D41]+[.D32]" office:value-type="float" office:value="1395">
            <text:p>13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[.B46]*60+[.C46]" office:value-type="float" office:value="1370">
            <text:p>137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47];60)" office:value-type="float" office:value="7">
            <text:p>7</text:p>
          </table:table-cell>
          <table:table-cell table:formula="of:=MOD([.D47];60)" office:value-type="float" office:value="0">
            <text:p>0</text:p>
          </table:table-cell>
          <table:table-cell table:formula="of:=[.D32]" office:value-type="float" office:value="420">
            <text:p>42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48]*60+[.C48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49]/60)" office:value-type="float" office:value="0">
            <text:p>0</text:p>
          </table:table-cell>
          <table:table-cell table:formula="of:=MOD([.D49];60)" office:value-type="float" office:value="0">
            <text:p>0</text:p>
          </table:table-cell>
          <table:table-cell table:formula="of:=[.D47]+[.D48]+[.D5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7">
            <text:p>-7</text:p>
          </table:table-cell>
          <table:table-cell office:value-type="float" office:value="-0">
            <text:p>0</text:p>
          </table:table-cell>
          <table:table-cell table:formula="of:=[.B51]*60+[.C51]" office:value-type="float" office:value="-420">
            <text:p>-42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office:value-type="float" office:value="-7">
            <text:p>-7</text:p>
          </table:table-cell>
          <table:table-cell office:value-type="float" office:value="-24">
            <text:p>-24</text:p>
          </table:table-cell>
          <table:table-cell table:formula="of:=[.B52]*60+[.C52]" office:value-type="float" office:value="-444">
            <text:p>-4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table:formula="of:=[.B54]*60+[.C54]" office:value-type="float" office:value="-540">
            <text:p>-54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55]*60+[.C5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57];60)" office:value-type="float" office:value="16">
            <text:p>16</text:p>
          </table:table-cell>
          <table:table-cell table:formula="of:=MOD([.D57];60)" office:value-type="float" office:value="15">
            <text:p>15</text:p>
          </table:table-cell>
          <table:table-cell table:formula="of:=[.D41]" office:value-type="float" office:value="975">
            <text:p>97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58];60)" office:value-type="float" office:value="22">
            <text:p>22</text:p>
          </table:table-cell>
          <table:table-cell table:formula="of:=MOD([.D58];60)" office:value-type="float" office:value="41">
            <text:p>41</text:p>
          </table:table-cell>
          <table:table-cell table:formula="of:=[.D57]+[.D46]+[.D54]+[.D52]" office:value-type="float" office:value="1361">
            <text:p>1361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59];60)" office:value-type="float" office:value="22">
            <text:p>22</text:p>
          </table:table-cell>
          <table:table-cell table:formula="of:=MOD([.D59];60)" office:value-type="float" office:value="41">
            <text:p>41</text:p>
          </table:table-cell>
          <table:table-cell table:formula="of:=[.D58]+[.D49]" office:value-type="float" office:value="1361">
            <text:p>136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formula="of:=[.B63]*60+[.C63]" office:value-type="float" office:value="942">
            <text:p>942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64];60)" office:value-type="float" office:value="0">
            <text:p>0</text:p>
          </table:table-cell>
          <table:table-cell table:formula="of:=MOD([.D64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65]*60+[.C65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68]*60+[.C6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69]*60+[.C69]" office:value-type="float" office:value="-864">
            <text:p>-8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71]*60+[.C71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72]*60+[.C72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74];60)" office:value-type="float" office:value="22">
            <text:p>22</text:p>
          </table:table-cell>
          <table:table-cell table:formula="of:=MOD([.D74];60)" office:value-type="float" office:value="41">
            <text:p>41</text:p>
          </table:table-cell>
          <table:table-cell table:formula="of:=[.D58]" office:value-type="float" office:value="1361">
            <text:p>1361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75];60)" office:value-type="float" office:value="16">
            <text:p>16</text:p>
          </table:table-cell>
          <table:table-cell table:formula="of:=MOD([.D75];60)" office:value-type="float" office:value="59">
            <text:p>59</text:p>
          </table:table-cell>
          <table:table-cell table:formula="of:=[.D74]+[.D63]+[.D71]+[.D69]" office:value-type="float" office:value="1019">
            <text:p>1019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76];60)" office:value-type="float" office:value="16">
            <text:p>16</text:p>
          </table:table-cell>
          <table:table-cell table:formula="of:=MOD([.D76];60)" office:value-type="float" office:value="59">
            <text:p>59</text:p>
          </table:table-cell>
          <table:table-cell table:formula="of:=[.D75]+[.D66]" office:value-type="float" office:value="1019">
            <text:p>1019</text:p>
          </table:table-cell>
        </table:table-row>
      </table:table>
      <table:table table:name="Foglio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Lucchesi</meta:initial-creator>
    <meta:creation-date>2013-01-18T12:07:51</meta:creation-date>
    <dc:date>2013-01-23T18:13:32</dc:date>
    <dc:creator>dario </dc:creator>
    <meta:editing-duration>P4DT3H37M37S</meta:editing-duration>
    <meta:editing-cycles>5</meta:editing-cycles>
    <meta:generator>LibreOffice/3.5$Linux_X86_64 LibreOffice_project/350m1$Build-2</meta:generator>
    <meta:document-statistic meta:table-count="3" meta:cell-count="378" meta:object-count="0"/>
  </office:meta>
</office:document-meta>
</file>